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4bccf" officeooo:paragraph-rsid="0024bccf"/>
    </style:style>
    <style:style style:name="P3" style:family="paragraph" style:parent-style-name="Text_20_body">
      <style:text-properties officeooo:rsid="0024bccf" officeooo:paragraph-rsid="0024bccf"/>
    </style:style>
    <style:style style:name="P4" style:family="paragraph" style:parent-style-name="Heading_20_1">
      <style:text-properties officeooo:rsid="002306a8" officeooo:paragraph-rsid="002306a8"/>
    </style:style>
    <style:style style:name="P5" style:family="paragraph" style:parent-style-name="Heading_20_1">
      <style:text-properties officeooo:rsid="0027437e" officeooo:paragraph-rsid="0027437e"/>
    </style:style>
    <style:style style:name="P6" style:family="paragraph" style:parent-style-name="Heading_20_2">
      <style:text-properties officeooo:rsid="00293d04" officeooo:paragraph-rsid="00293d04"/>
    </style:style>
    <style:style style:name="P7" style:family="paragraph" style:parent-style-name="Text_20_body">
      <style:text-properties officeooo:rsid="0027437e" officeooo:paragraph-rsid="0027437e"/>
    </style:style>
    <style:style style:name="P8" style:family="paragraph" style:parent-style-name="Text_20_body">
      <style:text-properties officeooo:rsid="00293d04" officeooo:paragraph-rsid="00293d04"/>
    </style:style>
    <style:style style:name="P9" style:family="paragraph" style:parent-style-name="Text_20_body">
      <style:text-properties officeooo:rsid="0029c4b2" officeooo:paragraph-rsid="0029c4b2"/>
    </style:style>
    <style:style style:name="P10" style:family="paragraph" style:parent-style-name="Text_20_body">
      <style:text-properties officeooo:rsid="002bef43" officeooo:paragraph-rsid="002bef43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6442d" style:font-size-asian="9pt" style:font-size-complex="9pt"/>
    </style:style>
    <style:style style:name="T3" style:family="text">
      <style:text-properties fo:font-size="9pt" officeooo:rsid="002306a8" style:font-size-asian="9pt" style:font-size-complex="9pt"/>
    </style:style>
    <style:style style:name="T4" style:family="text">
      <style:text-properties style:font-name="DejaVu Sans Mono" fo:font-size="12pt" officeooo:rsid="0041fe23" style:font-size-asian="12pt" style:font-size-complex="12pt"/>
    </style:style>
    <style:style style:name="T5" style:family="text">
      <style:text-properties officeooo:rsid="00274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el Regen</text:p>
      <text:h text:style-name="P4" text:outline-level="1">Introduction</text:h>
      <text:p text:style-name="P3">There is a need for a script to regenerate the skel folders for the build. I am thinking of a package that can just package for the skel and send it to a server of choice via sshfs. <text:span text:style-name="T5">I’m making this for my own ArchISO build that uses KDE Plasma. The revivant folders and files should be copied to a tarball so they can be extracted into the build. The build should be taken from a live disk with a modified desktop.</text:span></text:p>
      <text:h text:style-name="P5" text:outline-level="1">What to grab</text:h>
      <text:p text:style-name="P7">There are a few files to grab to make the package that only reflects newer files.</text:p>
      <text:p text:style-name="P9">Ref: <text:a xlink:type="simple" xlink:href="https://github.com/shalva97/kde-configuration-files" text:style-name="Internet_20_link" text:visited-style-name="Visited_20_Internet_20_Link">https://github.com/shalva97/kde-configuration-files</text:a></text:p>
      <text:h text:style-name="P6" text:outline-level="2">Desktop effects</text:h>
      <text:p text:style-name="P8">This is found in the folder .config/kwinrc</text:p>
      <text:p text:style-name="P10">I will need to install and copy this out to the main bui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6442d" style:font-size-asian="9pt" style:font-size-complex="9pt"/>
    </style:style>
    <style:style style:name="MT4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</text:span><text:span text:style-name="MT3">4</text:span><text:span text:style-name="MT1"> Matthew Phillip Cooper</text:span><text:tab/><text:tab/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2:32:00.505903216</meta:creation-date>
    <meta:editing-duration>PT17M17S</meta:editing-duration>
    <meta:editing-cycles>9</meta:editing-cycles>
    <meta:generator>LibreOffice/7.6.4.1$Linux_X86_64 LibreOffice_project/60$Build-1</meta:generator>
    <dc:date>2024-02-18T23:25:11.926100639</dc:date>
    <meta:document-statistic meta:table-count="0" meta:image-count="0" meta:object-count="0" meta:page-count="1" meta:paragraph-count="10" meta:word-count="138" meta:character-count="753" meta:non-whitespace-character-count="624"/>
    <meta:template xlink:type="simple" xlink:actuate="onRequest" xlink:title="Cooper.Guide.Template" xlink:href="../../../.config/libreoffice/4/user/template/Cooper.Guide.Template.ott" meta:date="2024-02-18T22:31:59.388032177"/>
  </office:meta>
</office:document-meta>
</file>